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35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0.714cm"/>
    </style:style>
    <style:style style:name="Table1.D" style:family="table-column">
      <style:table-column-properties style:column-width="0.79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>
      <style:text-properties style:text-underline-style="solid" style:text-underline-type="double" style:text-underline-width="auto" style:text-underline-color="font-color" officeooo:rsid="0015a58a"/>
    </style:style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P54" style:family="paragraph" style:parent-style-name="Text_20_body" style:list-style-name="L51"/>
    <style:style style:name="P55" style:family="paragraph" style:parent-style-name="Text_20_body" style:list-style-name="L52"/>
    <style:style style:name="P56" style:family="paragraph" style:parent-style-name="Text_20_body" style:list-style-name="L53"/>
    <style:style style:name="P57" style:family="paragraph" style:parent-style-name="Text_20_body" style:list-style-name="L5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Excellent.<text:line-break/>Now we formalize the <text:span text:style-name="Strong_20_Emphasis">Monthly Statement Generator — Institutional Intelligence Output Engine</text:span>.</text:p>
      <text:p text:style-name="Text_20_body">This system must:</text:p>
      <text:list text:style-name="L26">
        <text:list-item>
          <text:p text:style-name="P29">Generate structured monthly performance documents</text:p>
        </text:list-item>
        <text:list-item>
          <text:p text:style-name="P29">Support student-level and batch-level reports</text:p>
        </text:list-item>
        <text:list-item>
          <text:p text:style-name="P29">Apply guardian-safe filtering</text:p>
        </text:list-item>
        <text:list-item>
          <text:p text:style-name="P29">Integrate AI summaries efficiently</text:p>
        </text:list-item>
        <text:list-item>
          <text:p text:style-name="P29">Be cost-controlled</text:p>
        </text:list-item>
        <text:list-item>
          <text:p text:style-name="P29">Be reproducible</text:p>
        </text:list-item>
        <text:list-item>
          <text:p text:style-name="P29">Be archive-safe</text:p>
        </text:list-item>
        <text:list-item>
          <text:p text:style-name="P29">Be layer-aware</text:p>
        </text:list-item>
        <text:list-item>
          <text:p text:style-name="P29">Be exportable as PDF</text:p>
        </text:list-item>
        <text:list-item>
          <text:p text:style-name="P29">Never recompute raw session data</text:p>
        </text:list-item>
      </text:list>
      <text:p text:style-name="Text_20_body">This is not just reporting.<text:line-break/>This is a strategic output engine.</text:p>
      <text:p text:style-name="Horizontal_20_Line"/>
      <text:h text:style-name="Heading_20_1" text:outline-level="1">🧠 CORE PRINCIPLE</text:h>
      <text:p text:style-name="Text_20_body">Monthly Statement = Snapshot + Interpretation</text:p>
      <text:p text:style-name="Text_20_body">Data must come from:</text:p>
      <text:list text:style-name="L27">
        <text:list-item>
          <text:p text:style-name="P30"><text:span text:style-name="Source_20_Text">studentYearMetrics</text:span></text:p>
        </text:list-item>
        <text:list-item>
          <text:p text:style-name="P30"><text:span text:style-name="Source_20_Text">runAnalytics</text:span></text:p>
        </text:list-item>
        <text:list-item>
          <text:p text:style-name="P30"><text:span text:style-name="Source_20_Text">governanceSnapshots</text:span></text:p>
        </text:list-item>
        <text:list-item>
          <text:p text:style-name="P30"><text:span text:style-name="Source_20_Text">batchAggregates</text:span></text:p>
        </text:list-item>
        <text:list-item>
          <text:p text:style-name="P30">Precomputed metrics only</text:p>
        </text:list-item>
      </text:list>
      <text:p text:style-name="Text_20_body">Never:</text:p>
      <text:list text:style-name="L28">
        <text:list-item>
          <text:p text:style-name="P31">Recalculate from session-level documents</text:p>
        </text:list-item>
        <text:list-item>
          <text:p text:style-name="P31">Query large collections dynamically</text:p>
        </text:list-item>
      </text:list>
      <text:p text:style-name="Horizontal_20_Line"/>
      <text:h text:style-name="Heading_20_1" text:outline-level="1">🏗 1️⃣ ARCHITECTURE OVERVIEW</text:h>
      <text:p text:style-name="Text_20_body">Flow:</text:p>
      <text:p text:style-name="Preformatted_20_Text"><text:soft-page-break/><text:span text:style-name="Source_20_Text">End of month trigger</text:span></text:p>
      <text:p text:style-name="Preformatted_20_Text"><text:span text:style-name="Source_20_Text">↓</text:span></text:p>
      <text:p text:style-name="Preformatted_20_Text"><text:span text:style-name="Source_20_Text">Batch student metrics snapshot</text:span></text:p>
      <text:p text:style-name="Preformatted_20_Text"><text:span text:style-name="Source_20_Text">↓</text:span></text:p>
      <text:p text:style-name="Preformatted_20_Text"><text:span text:style-name="Source_20_Text">Generate AI summary (if enabled)</text:span></text:p>
      <text:p text:style-name="Preformatted_20_Text"><text:span text:style-name="Source_20_Text">↓</text:span></text:p>
      <text:p text:style-name="Preformatted_20_Text"><text:span text:style-name="Source_20_Text">Generate structured PDF document</text:span></text:p>
      <text:p text:style-name="Preformatted_20_Text"><text:span text:style-name="Source_20_Text">↓</text:span></text:p>
      <text:p text:style-name="Preformatted_20_Text"><text:span text:style-name="Source_20_Text">Store PDF in Cloud Storage</text:span></text:p>
      <text:p text:style-name="Preformatted_20_Text"><text:span text:style-name="Source_20_Text">↓</text:span></text:p>
      <text:p text:style-name="Preformatted_20_Text"><text:span text:style-name="Source_20_Text">Create Email Job (optional)</text:span></text:p>
      <text:p text:style-name="Preformatted_20_Text"><text:span text:style-name="Source_20_Text">↓</text:span></text:p>
      <text:p text:style-name="P1"><text:span text:style-name="Source_20_Text">Mark statement as generated</text:span></text:p>
      <text:p text:style-name="Text_20_body">All processing must be scheduled + batched.</text:p>
      <text:p text:style-name="Horizontal_20_Line"/>
      <text:h text:style-name="Heading_20_1" text:outline-level="1">📅 2️⃣ GENERATION SCHEDULE</text:h>
      <text:p text:style-name="Text_20_body">Triggered by:</text:p>
      <text:p text:style-name="Text_20_body">Cloud Scheduler (monthly):</text:p>
      <text:p text:style-name="P1"><text:span text:style-name="Source_20_Text">0 2 1 * * <text:s/>(1st of month, 2AM)</text:span></text:p>
      <text:p text:style-name="Text_20_body">Steps:</text:p>
      <text:list text:style-name="L29">
        <text:list-item>
          <text:p text:style-name="P32">Identify active institutes</text:p>
        </text:list-item>
        <text:list-item>
          <text:p text:style-name="P32">For each institute:</text:p>
          <text:list>
            <text:list-item>
              <text:p text:style-name="P32">Fetch students</text:p>
            </text:list-item>
            <text:list-item>
              <text:p text:style-name="P32">Generate statements in chunks (e.g., 25 at a time)</text:p>
            </text:list-item>
          </text:list>
        </text:list-item>
      </text:list>
      <text:p text:style-name="Text_20_body">Avoid burst load.</text:p>
      <text:p text:style-name="Horizontal_20_Line"/>
      <text:h text:style-name="Heading_20_1" text:outline-level="1">📄 3️⃣ STUDENT SUMMARY STRUCTURE</text:h>
      <text:p text:style-name="Text_20_body">PDF Sections:</text:p>
      <text:p text:style-name="Horizontal_20_Line"/>
      <text:h text:style-name="Heading_20_2" text:outline-level="2">1️⃣ Header</text:h>
      <text:list text:style-name="L30">
        <text:list-item>
          <text:p text:style-name="P33">Institute Logo</text:p>
        </text:list-item>
        <text:list-item>
          <text:p text:style-name="P33">Student Name</text:p>
        </text:list-item>
        <text:list-item>
          <text:p text:style-name="P33">Batch</text:p>
        </text:list-item>
        <text:list-item>
          <text:p text:style-name="P33">Academic Year</text:p>
        </text:list-item>
        <text:list-item>
          <text:p text:style-name="P33">Reporting Month</text:p>
        </text:list-item>
        <text:list-item>
          <text:p text:style-name="P33"><text:soft-page-break/>Layer Badge (L0/L1/L2)</text:p>
        </text:list-item>
      </text:list>
      <text:p text:style-name="Horizontal_20_Line"/>
      <text:h text:style-name="Heading_20_2" text:outline-level="2">2️⃣ Performance Summary</text:h>
      <text:p text:style-name="Text_20_body">Always include:</text:p>
      <text:list text:style-name="L31">
        <text:list-item>
          <text:p text:style-name="P34">Raw Score % (monthly average)</text:p>
        </text:list-item>
        <text:list-item>
          <text:p text:style-name="P34">Accuracy % (monthly average)</text:p>
        </text:list-item>
        <text:list-item>
          <text:p text:style-name="P34">Total Tests Attempted</text:p>
        </text:list-item>
        <text:list-item>
          <text:p text:style-name="P34">Participation rate</text:p>
        </text:list-item>
      </text:list>
      <text:p text:style-name="Text_20_body">Graph:</text:p>
      <text:list text:style-name="L32">
        <text:list-item>
          <text:p text:style-name="P35">Raw % + Accuracy % trend (month only)</text:p>
        </text:list-item>
      </text:list>
      <text:p text:style-name="Horizontal_20_Line"/>
      <text:h text:style-name="Heading_20_2" text:outline-level="2">3️⃣ Topic Breakdown</text:h>
      <text:p text:style-name="Text_20_body">Include:</text:p>
      <text:list text:style-name="L33">
        <text:list-item>
          <text:p text:style-name="P36">Top 3 strong topics</text:p>
        </text:list-item>
        <text:list-item>
          <text:p text:style-name="P36">Top 3 weak topics</text:p>
        </text:list-item>
        <text:list-item>
          <text:p text:style-name="P36">Improvement delta from previous month</text:p>
        </text:list-item>
      </text:list>
      <text:p text:style-name="Text_20_body">Available from precomputed topic aggregates.</text:p>
      <text:p text:style-name="Horizontal_20_Line"/>
      <text:h text:style-name="Heading_20_2" text:outline-level="2">4️⃣ Behavioral Section (Layer-aware)</text:h>
      <text:h text:style-name="Heading_20_3" text:outline-level="3">L0</text:h>
      <text:p text:style-name="Text_20_body">Hidden entirely.</text:p>
      <text:h text:style-name="Heading_20_3" text:outline-level="3">L1</text:h>
      <text:p text:style-name="Text_20_body">Include:</text:p>
      <text:list text:style-name="L34">
        <text:list-item>
          <text:p text:style-name="P37">Phase adherence %</text:p>
        </text:list-item>
        <text:list-item>
          <text:p text:style-name="P37">Easy neglect %</text:p>
        </text:list-item>
        <text:list-item>
          <text:p text:style-name="P37">Hard bias %</text:p>
        </text:list-item>
        <text:list-item>
          <text:p text:style-name="P37">Time misallocation summary</text:p>
        </text:list-item>
      </text:list>
      <text:p text:style-name="Text_20_body">Soft language only.</text:p>
      <text:h text:style-name="Heading_20_3" text:outline-level="3"><text:soft-page-break/>L2</text:h>
      <text:p text:style-name="Text_20_body">Add:</text:p>
      <text:list text:style-name="L35">
        <text:list-item>
          <text:p text:style-name="P38">Discipline Index</text:p>
        </text:list-item>
        <text:list-item>
          <text:p text:style-name="P38">Controlled Mode delta</text:p>
        </text:list-item>
        <text:list-item>
          <text:p text:style-name="P38">Guess probability (simplified)</text:p>
        </text:list-item>
        <text:list-item>
          <text:p text:style-name="P38">Risk summary (non-label form)</text:p>
        </text:list-item>
      </text:list>
      <text:p text:style-name="Text_20_body">Example phrasing:</text:p>
      <text:p text:style-name="Quotations">Execution consistency shows moderate variance this month.</text:p>
      <text:p text:style-name="Text_20_body">No cluster naming.</text:p>
      <text:p text:style-name="Horizontal_20_Line"/>
      <text:h text:style-name="Heading_20_2" text:outline-level="2">5️⃣ AI Summary Block</text:h>
      <text:p text:style-name="Text_20_body">AI-generated paragraph:</text:p>
      <text:p text:style-name="Text_20_body">Optimistic, structured, non-judgmental.</text:p>
      <text:p text:style-name="Text_20_body">Example:</text:p>
      <text:p text:style-name="Quotations">This month shows steady improvement in structured execution. Focus on early-phase efficiency can further enhance performance.</text:p>
      <text:p text:style-name="Text_20_body">Generated via AI Summary Pipeline.</text:p>
      <text:p text:style-name="Horizontal_20_Line"/>
      <text:h text:style-name="Heading_20_2" text:outline-level="2">6️⃣ Action Suggestions</text:h>
      <text:p text:style-name="Text_20_body">Generated rule-based:</text:p>
      <text:list text:style-name="L36">
        <text:list-item>
          <text:p text:style-name="P39">Practice moderate difficulty sets</text:p>
        </text:list-item>
        <text:list-item>
          <text:p text:style-name="P39">Focus on structured pacing</text:p>
        </text:list-item>
        <text:list-item>
          <text:p text:style-name="P39">Review weak topics</text:p>
        </text:list-item>
      </text:list>
      <text:p text:style-name="Text_20_body">No harsh wording.</text:p>
      <text:p text:style-name="Horizontal_20_Line"/>
      <text:h text:style-name="Heading_20_1" text:outline-level="1">👪 4️⃣ GUARDIAN-SAFE FILTERING</text:h>
      <text:p text:style-name="Text_20_body">If parent copy enabled:</text:p>
      <text:p text:style-name="Text_20_body">Guardian PDF must:</text:p>
      <text:p text:style-name="Text_20_body">Remove:</text:p>
      <text:list text:style-name="L37">
        <text:list-item>
          <text:p text:style-name="P40">Discipline Index</text:p>
        </text:list-item>
        <text:list-item>
          <text:p text:style-name="P40"><text:soft-page-break/>Risk indicators</text:p>
        </text:list-item>
        <text:list-item>
          <text:p text:style-name="P40">Guess rate</text:p>
        </text:list-item>
        <text:list-item>
          <text:p text:style-name="P40">Overstay frequency</text:p>
        </text:list-item>
        <text:list-item>
          <text:p text:style-name="P40">Phase violation %</text:p>
        </text:list-item>
        <text:list-item>
          <text:p text:style-name="P40">Any cluster terms</text:p>
        </text:list-item>
      </text:list>
      <text:p text:style-name="Text_20_body">Include only:</text:p>
      <text:list text:style-name="L38">
        <text:list-item>
          <text:p text:style-name="P41">Raw %</text:p>
        </text:list-item>
        <text:list-item>
          <text:p text:style-name="P41">Accuracy %</text:p>
        </text:list-item>
        <text:list-item>
          <text:p text:style-name="P41">Topic summary</text:p>
        </text:list-item>
        <text:list-item>
          <text:p text:style-name="P41">Encouragement paragraph</text:p>
        </text:list-item>
      </text:list>
      <text:p text:style-name="Text_20_body">Guardian PDF must be separate document.</text:p>
      <text:p text:style-name="Horizontal_20_Line"/>
      <text:h text:style-name="Heading_20_1" text:outline-level="1">📊 5️⃣ BATCH SUMMARY STRUCTURE</text:h>
      <text:p text:style-name="Text_20_body">Generated per batch.</text:p>
      <text:p text:style-name="Text_20_body">Sections:</text:p>
      <text:p text:style-name="Text_20_body">1️⃣ Batch performance average<text:line-break/>2️⃣ Raw % + Accuracy % distribution<text:line-break/>3️⃣ Top improving students (optional anonymized)<text:line-break/>4️⃣ Topic weakness clusters<text:line-break/>5️⃣ Phase adherence average<text:line-break/>6️⃣ Discipline Index average (L2 only)<text:line-break/>7️⃣ Controlled Mode impact (if used)<text:line-break/>8️⃣ AI summary (batch-level)</text:p>
      <text:p text:style-name="Text_20_body">Never include student-level detailed metrics.</text:p>
      <text:p text:style-name="Horizontal_20_Line"/>
      <text:h text:style-name="Heading_20_1" text:outline-level="1">🤖 6️⃣ AI SUMMARY INTEGRATION</text:h>
      <text:p text:style-name="Text_20_body">Uses:</text:p>
      <text:list text:style-name="L39">
        <text:list-item>
          <text:p text:style-name="P42">Compressed metric object</text:p>
        </text:list-item>
        <text:list-item>
          <text:p text:style-name="P42">Precomputed monthly aggregates</text:p>
        </text:list-item>
        <text:list-item>
          <text:p text:style-name="P42">No session-level data</text:p>
        </text:list-item>
      </text:list>
      <text:p text:style-name="Text_20_body">Example AI input payload:</text:p>
      <text:p text:style-name="Preformatted_20_Text"><text:span text:style-name="Source_20_Text">{</text:span></text:p>
      <text:p text:style-name="Preformatted_20_Text"><text:span text:style-name="Source_20_Text"><text:s text:c="2"/>studentName: "Aman",</text:span></text:p>
      <text:p text:style-name="Preformatted_20_Text"><text:soft-page-break/><text:span text:style-name="Source_20_Text"><text:s text:c="2"/>month: "March",</text:span></text:p>
      <text:p text:style-name="Preformatted_20_Text"><text:span text:style-name="Source_20_Text"><text:s text:c="2"/>rawScoreAvg: 72,</text:span></text:p>
      <text:p text:style-name="Preformatted_20_Text"><text:span text:style-name="Source_20_Text"><text:s text:c="2"/>accuracyAvg: 81,</text:span></text:p>
      <text:p text:style-name="Preformatted_20_Text"><text:span text:style-name="Source_20_Text"><text:s text:c="2"/>topicWeakness: ["Electrostatics", "Thermodynamics"],</text:span></text:p>
      <text:p text:style-name="Preformatted_20_Text"><text:span text:style-name="Source_20_Text"><text:s text:c="2"/>phaseAdherence: 64,</text:span></text:p>
      <text:p text:style-name="Preformatted_20_Text"><text:span text:style-name="Source_20_Text"><text:s text:c="2"/>disciplineIndex: 58,</text:span></text:p>
      <text:p text:style-name="Preformatted_20_Text"><text:span text:style-name="Source_20_Text"><text:s text:c="2"/>improvementDelta: +4</text:span></text:p>
      <text:p text:style-name="P1"><text:span text:style-name="Source_20_Text">}</text:span></text:p>
      <text:p text:style-name="Text_20_body">Prompt style:</text:p>
      <text:list text:style-name="L40">
        <text:list-item>
          <text:p text:style-name="P43">Optimistic</text:p>
        </text:list-item>
        <text:list-item>
          <text:p text:style-name="P43">Coaching tone</text:p>
        </text:list-item>
        <text:list-item>
          <text:p text:style-name="P43">Non-judgmental</text:p>
        </text:list-item>
        <text:list-item>
          <text:p text:style-name="P43">Short (&lt;120 tokens)</text:p>
        </text:list-item>
      </text:list>
      <text:p text:style-name="Horizontal_20_Line"/>
      <text:h text:style-name="Heading_20_1" text:outline-level="1">💰 7️⃣ TOKEN COST MINIMIZATION</text:h>
      <text:p text:style-name="Text_20_body">Cost control strategy:</text:p>
      <text:list text:style-name="L41">
        <text:list-item>
          <text:p text:style-name="P44">Use short prompt template</text:p>
        </text:list-item>
        <text:list-item>
          <text:p text:style-name="P44">Avoid verbose instructions</text:p>
        </text:list-item>
        <text:list-item>
          <text:p text:style-name="P44">Limit response length</text:p>
        </text:list-item>
        <text:list-item>
          <text:p text:style-name="P44">Batch generate</text:p>
        </text:list-item>
        <text:list-item>
          <text:p text:style-name="P44">Cache summary</text:p>
        </text:list-item>
        <text:list-item>
          <text:p text:style-name="P44">Never regenerate if already exists</text:p>
        </text:list-item>
        <text:list-item>
          <text:p text:style-name="P44">Only regenerate if metrics changed</text:p>
        </text:list-item>
      </text:list>
      <text:p text:style-name="Text_20_body">Store AI output in:</text:p>
      <text:p text:style-name="P1"><text:span text:style-name="Source_20_Text">institutes/{id}/monthlyStatements/{studentId}_{YYYY_MM}</text:span></text:p>
      <text:p text:style-name="Horizontal_20_Line"/>
      <text:h text:style-name="Heading_20_1" text:outline-level="1">🧾 8️⃣ PDF GENERATION PIPELINE</text:h>
      <text:p text:style-name="Text_20_body">Use:</text:p>
      <text:p text:style-name="Text_20_body">Server-side PDF generation (Node.js)</text:p>
      <text:p text:style-name="Text_20_body">Steps:</text:p>
      <text:list text:style-name="L42">
        <text:list-item>
          <text:p text:style-name="P45">Load template (HTML-based)</text:p>
        </text:list-item>
        <text:list-item>
          <text:p text:style-name="P45">Inject student data</text:p>
        </text:list-item>
        <text:list-item>
          <text:p text:style-name="P45">Inject AI summary</text:p>
        </text:list-item>
        <text:list-item>
          <text:p text:style-name="P45"><text:soft-page-break/>Render PDF</text:p>
        </text:list-item>
        <text:list-item>
          <text:p text:style-name="P45">Store in:</text:p>
        </text:list-item>
      </text:list>
      <text:p text:style-name="P1"><text:span text:style-name="Source_20_Text">CloudStorage/institutes/{id}/statements/{YYYY_MM}/{studentId}.pdf</text:span></text:p>
      <text:list text:style-name="L43">
        <text:list-item>
          <text:p text:style-name="P46">Save reference in Firestore:</text:p>
        </text:list-item>
      </text:list>
      <text:p text:style-name="Preformatted_20_Text"><text:span text:style-name="Source_20_Text">{</text:span></text:p>
      <text:p text:style-name="Preformatted_20_Text"><text:span text:style-name="Source_20_Text"><text:s text:c="2"/>studentId,</text:span></text:p>
      <text:p text:style-name="Preformatted_20_Text"><text:span text:style-name="Source_20_Text"><text:s text:c="2"/>month,</text:span></text:p>
      <text:p text:style-name="Preformatted_20_Text"><text:span text:style-name="Source_20_Text"><text:s text:c="2"/>pdfUrl,</text:span></text:p>
      <text:p text:style-name="Preformatted_20_Text"><text:span text:style-name="Source_20_Text"><text:s text:c="2"/>guardianPdfUrl,</text:span></text:p>
      <text:p text:style-name="Preformatted_20_Text"><text:span text:style-name="Source_20_Text"><text:s text:c="2"/>generatedAt,</text:span></text:p>
      <text:p text:style-name="Preformatted_20_Text"><text:span text:style-name="Source_20_Text"><text:s text:c="2"/>aiVersion,</text:span></text:p>
      <text:p text:style-name="Preformatted_20_Text"><text:span text:style-name="Source_20_Text"><text:s text:c="2"/>schemaVersion</text:span></text:p>
      <text:p text:style-name="P1"><text:span text:style-name="Source_20_Text">}</text:span></text:p>
      <text:p text:style-name="Horizontal_20_Line"/>
      <text:h text:style-name="Heading_20_1" text:outline-level="1">🔄 9️⃣ REGENERATION POLICY</text:h>
      <text:p text:style-name="Text_20_body">Allowed if:</text:p>
      <text:list text:style-name="L44">
        <text:list-item>
          <text:p text:style-name="P47">Admin requests regenerate</text:p>
        </text:list-item>
        <text:list-item>
          <text:p text:style-name="P47">AI version changed</text:p>
        </text:list-item>
        <text:list-item>
          <text:p text:style-name="P47">Calibration version changed</text:p>
        </text:list-item>
        <text:list-item>
          <text:p text:style-name="P47">Major schema upgrade</text:p>
        </text:list-item>
      </text:list>
      <text:p text:style-name="Text_20_body">Never auto-regenerate old months.</text:p>
      <text:p text:style-name="Horizontal_20_Line"/>
      <text:h text:style-name="Heading_20_1" text:outline-level="1">🛡 10️⃣ FAILURE HANDLING</text:h>
      <text:p text:style-name="Text_20_body">If:</text:p>
      <text:list text:style-name="L45">
        <text:list-item>
          <text:p text:style-name="P48">AI API fails</text:p>
        </text:list-item>
        <text:list-item>
          <text:p text:style-name="P48">PDF generation fails</text:p>
        </text:list-item>
        <text:list-item>
          <text:p text:style-name="P48">Storage fails</text:p>
        </text:list-item>
      </text:list>
      <text:p text:style-name="Text_20_body">System:</text:p>
      <text:list text:style-name="L46">
        <text:list-item>
          <text:p text:style-name="P49">Log failure</text:p>
        </text:list-item>
        <text:list-item>
          <text:p text:style-name="P49">Retry limited times</text:p>
        </text:list-item>
        <text:list-item>
          <text:p text:style-name="P49">Mark statement as failed</text:p>
        </text:list-item>
        <text:list-item>
          <text:p text:style-name="P49">Notify admin dashboard</text:p>
        </text:list-item>
      </text:list>
      <text:p text:style-name="Text_20_body">Never block entire batch.</text:p>
      <text:p text:style-name="Horizontal_20_Line"/>
      <text:h text:style-name="Heading_20_1" text:outline-level="1"><text:soft-page-break/>📈 11️⃣ PERFORMANCE OPTIMIZATION</text:h>
      <text:list text:style-name="L47">
        <text:list-item>
          <text:p text:style-name="P50">Process in chunks</text:p>
        </text:list-item>
        <text:list-item>
          <text:p text:style-name="P50">Limit concurrent PDF rendering</text:p>
        </text:list-item>
        <text:list-item>
          <text:p text:style-name="P50">Limit AI calls per minute</text:p>
        </text:list-item>
        <text:list-item>
          <text:p text:style-name="P50">Cache template</text:p>
        </text:list-item>
        <text:list-item>
          <text:p text:style-name="P50">Use parallel async safely</text:p>
        </text:list-item>
      </text:list>
      <text:p text:style-name="Horizontal_20_Line"/>
      <text:h text:style-name="Heading_20_1" text:outline-level="1">🔐 12️⃣ MULTI-TENANCY RULES</text:h>
      <text:p text:style-name="Text_20_body">Statement generation must:</text:p>
      <text:list text:style-name="L48">
        <text:list-item>
          <text:p text:style-name="P51">Only access institute-specific data</text:p>
        </text:list-item>
        <text:list-item>
          <text:p text:style-name="P51">Never mix cross-institute data</text:p>
        </text:list-item>
        <text:list-item>
          <text:p text:style-name="P51">Use tenant guard</text:p>
        </text:list-item>
        <text:list-item>
          <text:p text:style-name="P51">Validate role before manual regeneration</text:p>
        </text:list-item>
      </text:list>
      <text:p text:style-name="Horizontal_20_Line"/>
      <text:h text:style-name="Heading_20_1" text:outline-level="1">📦 13️⃣ HOT–WARM–COLD ALIGNMENT</text:h>
      <text:p text:style-name="Text_20_body">HOT:</text:p>
      <text:list text:style-name="L49">
        <text:list-item>
          <text:p text:style-name="P52">Current month statements</text:p>
        </text:list-item>
      </text:list>
      <text:p text:style-name="Text_20_body">WARM:</text:p>
      <text:list text:style-name="L50">
        <text:list-item>
          <text:p text:style-name="P53">Past year statements</text:p>
        </text:list-item>
      </text:list>
      <text:p text:style-name="Text_20_body">COLD:</text:p>
      <text:list text:style-name="L51">
        <text:list-item>
          <text:p text:style-name="P54">Archived academic year statements</text:p>
        </text:list-item>
        <text:list-item>
          <text:p text:style-name="P54">Moved to long-term storage bucket</text:p>
        </text:list-item>
      </text:list>
      <text:p text:style-name="Horizontal_20_Line"/>
      <text:h text:style-name="Heading_20_1" text:outline-level="1">📊 14️⃣ MONITORING METRICS</text:h>
      <text:p text:style-name="Text_20_body">Vendor system health must track:</text:p>
      <text:list text:style-name="L52">
        <text:list-item>
          <text:p text:style-name="P55">Monthly statements generated</text:p>
        </text:list-item>
        <text:list-item>
          <text:p text:style-name="P55">AI cost total</text:p>
        </text:list-item>
        <text:list-item>
          <text:p text:style-name="P55">PDF generation time</text:p>
        </text:list-item>
        <text:list-item>
          <text:p text:style-name="P55">Failure rate</text:p>
        </text:list-item>
        <text:list-item>
          <text:p text:style-name="P55"><text:soft-page-break/>Average generation time per institute</text:p>
        </text:list-item>
      </text:list>
      <text:p text:style-name="Horizontal_20_Line"/>
      <text:h text:style-name="Heading_20_1" text:outline-level="1">🧠 15️⃣ LAYER VISIBILITY MATRIX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Table_20_Heading">Section</text:p>
            </table:table-cell>
            <table:table-cell table:style-name="Table1.A1" office:value-type="string">
              <text:p text:style-name="Table_20_Heading">L0</text:p>
            </table:table-cell>
            <table:table-cell table:style-name="Table1.A1" office:value-type="string">
              <text:p text:style-name="Table_20_Heading">L1</text:p>
            </table:table-cell>
            <table:table-cell table:style-name="Table1.A1" office:value-type="string">
              <text:p text:style-name="Table_20_Heading">L2</text:p>
            </table:table-cell>
          </table:table-row>
        </table:table-header-rows>
        <table:table-row>
          <table:table-cell table:style-name="Table1.A1" office:value-type="string">
            <text:p text:style-name="Table_20_Contents">Performance Summary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Behavior Section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Discipline Index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Risk Indicators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Guardian Filtering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</table:table>
      <text:p text:style-name="Horizontal_20_Line"/>
      <text:h text:style-name="Heading_20_1" text:outline-level="1">🎯 FINAL MONTHLY STATEMENT GENERATOR SUMMARY</text:h>
      <text:p text:style-name="Text_20_body">You now have:</text:p>
      <text:p text:style-name="Text_20_body">✔ Student summary PDF generation<text:line-break/>✔ Batch summary generation<text:line-break/>✔ Guardian-safe filtering<text:line-break/>✔ AI summary integration<text:line-break/>✔ Token cost control<text:line-break/>✔ Snapshot-based architecture<text:line-break/>✔ Versioned AI tracking<text:line-break/>✔ PDF archival system<text:line-break/>✔ Regeneration policy<text:line-break/>✔ Batch processing logic<text:line-break/>✔ Failure handling<text:line-break/>✔ Multi-tenant safety<text:line-break/>✔ Layer-aware content control</text:p>
      <text:p text:style-name="Text_20_body">This engine becomes:</text:p>
      <text:list text:style-name="L53">
        <text:list-item>
          <text:p text:style-name="P56">Your institutional reporting standard</text:p>
        </text:list-item>
        <text:list-item>
          <text:p text:style-name="P56">A strong retention tool</text:p>
        </text:list-item>
        <text:list-item>
          <text:p text:style-name="P56">A commercial differentiation layer</text:p>
        </text:list-item>
        <text:list-item>
          <text:p text:style-name="P56">A governance documentation tool</text:p>
        </text:list-item>
      </text:list>
      <text:p text:style-name="Horizontal_20_Line"/>
      <text:p text:style-name="Text_20_body">Now your blueprint includes:</text:p>
      <text:list text:style-name="L54">
        <text:list-item>
          <text:p text:style-name="P57">Admin Portal</text:p>
        </text:list-item>
        <text:list-item>
          <text:p text:style-name="P57">Student Portal</text:p>
        </text:list-item>
        <text:list-item>
          <text:p text:style-name="P57"><text:soft-page-break/>Test Portal</text:p>
        </text:list-item>
        <text:list-item>
          <text:p text:style-name="P57">Vendor Dashboard</text:p>
        </text:list-item>
        <text:list-item>
          <text:p text:style-name="P57">Licensing &amp; Billing Automation</text:p>
        </text:list-item>
        <text:list-item>
          <text:p text:style-name="P57">Usage Metering Engine</text:p>
        </text:list-item>
        <text:list-item>
          <text:p text:style-name="P57">Feature Flag Framework</text:p>
        </text:list-item>
        <text:list-item>
          <text:p text:style-name="P57">Email Queue</text:p>
        </text:list-item>
        <text:list-item>
          <text:p text:style-name="P57">Notification Policy Engine</text:p>
        </text:list-item>
        <text:list-item>
          <text:p text:style-name="P57">Monthly Statement Generator</text:p>
        </text:list-item>
      </text:list>
      <text:p text:style-name="Text_20_body">Remaining foundational pillars:</text:p>
      <text:p text:style-name="Text_20_body">🔄 Full Cloud Function Trigger Graph<text:line-break/>🛡 Monitoring &amp; Logging Architecture<text:line-break/>🚀 DevOps &amp; Deployment Architecture<text:line-break/>📊 Scaling &amp; Cost Projection Model</text:p>
      <text:p text:style-name="Text_20_body">Which one do we finalize next?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4:33:46.751261838</dc:date>
    <meta:editing-duration>PT17M28S</meta:editing-duration>
    <meta:editing-cycles>8</meta:editing-cycles>
    <meta:generator>LibreOffice/24.2.7.2$Linux_X86_64 LibreOffice_project/420$Build-2</meta:generator>
    <meta:document-statistic meta:table-count="1" meta:image-count="0" meta:object-count="0" meta:page-count="10" meta:paragraph-count="269" meta:word-count="1002" meta:character-count="6199" meta:non-whitespace-character-count="5555"/>
  </office:meta>
</office:document-meta>
</file>